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classBytecodeGenerator.mockClassStatic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lassBytecodeGenerator.SubclassBytecodeGenerator( Implementation readReplace , ElementMatcher &lt; ? super MethodDescription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lassBytecodeGenerator.SubclassBytecodeGenerator( SubclassLoader loader , Implementation readReplace , ElementMatcher &lt; ? super MethodDescription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classBytecodeGenerator.needsSamePackageClassLoader( MockFeatures &lt; ? &gt; featur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ubclassBytecodeGenerator.SubclassBytecodeGenerator( Subclass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lassBytecodeGenerator.SubclassBytecode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lassBytecodeGenerator.mockClass( MockFeatures &lt; T &gt; features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49">
            <text:p text:style-name="Table_20_Contents">149</text:p>
          </table:table-cell>
        </table:table-row>
        <table:table-row>
          <table:table-cell office:value-type="string">
            <text:p text:style-name="Table_20_Contents">SubclassBytecodeGenerator.assertVisibility( Class &lt; ?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ubclassBytecodeGenerator.sortedSerializable( Collection &lt; Class &lt; ? &gt; &gt; interfaces , Class &lt; ? &gt; mocked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classBytecodeGenerator.hasNonPublicTypeReference( Class &lt; ? &gt; ifa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ubclassBytecodeGenerator.suffix( MockFeatures &lt; ? &gt; featu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ubclassBytecodeGenerator.isComingFromJDK( Class &lt; ? &gt;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classBytecodeGenerator.mockClassConstruction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